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3240" officeooo:paragraph-rsid="001b3240" style:font-size-asian="16pt" style:font-size-complex="16pt"/>
    </style:style>
    <style:style style:name="P2" style:family="paragraph" style:parent-style-name="Standard">
      <style:text-properties fo:font-size="13pt" officeooo:rsid="001b3240" officeooo:paragraph-rsid="001b3240" style:font-size-asian="11.3500003814697pt" style:font-size-complex="13pt"/>
    </style:style>
    <style:style style:name="T1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1"/><text:span text:style-name="T1">Notes on python concepts</text:span></text:p>
      <text:p text:style-name="P1"/>
      <text:p text:style-name="P2">I have overviewed some of the concepts in tutorial point on python those are :</text:p>
      <text:p text:style-name="P2"/>
      <text:p text:style-name="P2">1,basic syntax</text:p>
      <text:p text:style-name="P2">2,variable types</text:p>
      <text:p text:style-name="P2">3,basic operators</text:p>
      <text:p text:style-name="P2">4,decission making</text:p>
      <text:p text:style-name="P2">5,loops</text:p>
      <text:p text:style-name="P2">6,numbers</text:p>
      <text:p text:style-name="P2">7strings</text:p>
      <text:p text:style-name="P2">8,tuples</text:p>
      <text:p text:style-name="P2">9,dictionaries </text:p>
      <text:p text:style-name="P2">10 functions</text:p>
      <text:p text:style-name="P2">11,modues</text:p>
      <text:p text:style-name="P2"/>
      <text:p text:style-name="P2">and learnig the concepts of python i will learn and understand concepts as early as po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5:52:07.619732188</meta:creation-date>
    <dc:date>2018-06-19T16:00:17.034869993</dc:date>
    <meta:editing-duration>P0D</meta:editing-duration>
    <meta:editing-cycles>1</meta:editing-cycles>
    <meta:document-statistic meta:table-count="0" meta:image-count="0" meta:object-count="0" meta:page-count="1" meta:paragraph-count="14" meta:word-count="51" meta:character-count="359" meta:non-whitespace-character-count="290"/>
    <meta:generator>LibreOffice/4.2.8.2$Linux_X86_64 LibreOffice_project/420m0$Build-2</meta:generator>
  </office:meta>
</office:document-meta>
</file>